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xShare<text:line-break/>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de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gitale Endanwendung (App)</text:p>
              </text:list-item>
              <text:list-item>
                <text:p>Ausleihen </text:p>
              </text:list-item>
              <text:list-item>
                <text:p>Verleihen</text:p>
              </text:list-item>
              <text:list-item>
                <text:p>Kostenlos</text:p>
              </text:list-item>
              <text:list-item>
                <text:p>Community gestützt</text:p>
              </text:list-item>
              <text:list-item>
                <text:p>Für jüngere Menschen (18+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ichtigsten Komponent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nutzerverwaltung</text:p>
              </text:list-item>
              <text:list-item>
                <text:p>Ausleih/Verleih</text:p>
              </text:list-item>
              <text:list-item>
                <text:p>Suche</text:p>
              </text:list-item>
              <text:list-item>
                <text:p>Benachrichtigungssystem</text:p>
              </text:list-item>
              <text:list-item>
                <text:p>Bewertungssystem</text:p>
              </text:list-item>
              <text:list-item>
                <text:p>Animieren</text:p>
              </text:list-item>
              <text:list-item>
                <text:p>Geld verdie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7.2cm" presentation:class="title" presentation:user-transformed="true">
          <draw:text-box>
            <text:p>SCRU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5T21:17:04.18</meta:creation-date>
    <meta:editing-duration>PT11M45S</meta:editing-duration>
    <meta:editing-cycles>2</meta:editing-cycles>
    <dc:date>2016-04-25T22:05:09.97</dc:date>
    <meta:document-statistic meta:object-count="36"/>
    <meta:generator>OpenOffice/4.1.2$Win32 OpenOffice.org_project/412m3$Build-9782</meta:generator>
  </office:meta>
</office:document-meta>
</file>